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text-properties fo:color="#ff00ff"/>
    </style:style>
    <style:style style:name="P5" style:family="paragraph" style:parent-style-name="Standard" style:list-style-name="WWNum10">
      <style:paragraph-properties fo:margin-left="0.5in" fo:margin-right="0in" fo:orphans="0" fo:widows="0" fo:text-indent="-0.25in" style:auto-text-indent="false"/>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12">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7">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13">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11">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9">
      <style:paragraph-properties fo:margin-left="0.5in" fo:margin-right="0in" fo:text-indent="-0.25in" style:auto-text-indent="false"/>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1">
      <style:paragraph-properties fo:margin-left="1in" fo:margin-right="0in" fo:text-indent="-0.25in" style:auto-text-indent="false"/>
    </style:style>
    <style:style style:name="P19" style:family="paragraph" style:parent-style-name="Standard" style:list-style-name="WWNum5">
      <style:paragraph-properties fo:margin-left="1in" fo:margin-right="0in" fo:text-indent="-0.25in" style:auto-text-indent="false"/>
    </style:style>
    <style:style style:name="P20" style:family="paragraph" style:parent-style-name="Standard" style:master-page-name="Standard">
      <style:paragraph-properties fo:orphans="0" fo:widows="0" style:page-number="1"/>
    </style:style>
    <style:style style:name="P2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style:style>
    <style:style style:name="T5" style:family="text">
      <style:text-properties fo:color="#ff0000" style:text-underline-style="none"/>
    </style:style>
    <style:style style:name="T6" style:family="text">
      <style:text-properties fo:font-weight="bold" style:font-weight-asian="bold"/>
    </style:style>
    <style:style style:name="T7" style:family="text">
      <style:text-properties fo:color="#ff00ff" fo:font-weight="bold" style:font-weight-asian="bold"/>
    </style:style>
    <style:style style:name="T8" style:family="text">
      <style:text-properties fo:color="#ff00ff"/>
    </style:style>
    <style:style style:name="T9" style:family="text">
      <style:text-properties fo:color="#ff00ff" style:text-underline-style="none"/>
    </style:style>
    <style:style style:name="T10" style:family="text">
      <style:text-properties fo:color="#ff00ff" fo:font-style="italic" style:font-style-asian="italic"/>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LGCWDW <text:s/>- </text:span><text:span text:style-name="T2">181 <text:s text:c="2"/></text:span></text:p>
      <text:p text:style-name="P1"><text:span text:style-name="T6">Colour key - </text:span><text:span text:style-name="T7">Venn</text:span><text:span text:style-name="T6"> </text:span><text:span text:style-name="T11">Pedro </text:span><text:span text:style-name="T3">Jill</text:span></text:p>
      <text:p text:style-name="P2"/>
      <text:p text:style-name="P1"><text:span text:style-name="T6">The Jill</text:span></text:p>
      <text:p text:style-name="P1"><text:a xlink:type="simple" xlink:href="https://meet.jit.si/jordan9000#config.disableAP=true&amp;config.disableAEC=true&amp;config.disableAGC=true" text:style-name="ListLabel_20_118" text:visited-style-name="ListLabel_20_118"><text:span text:style-name="T14">https://meet.jit.si/jordan9000#config.disableAP=true&amp;config.disableAEC=true&amp;config.disableAGC=true</text:span></text:a></text:p>
      <text:p text:style-name="P3"/>
      <text:p text:style-name="P1"><text:span text:style-name="T6">The Pedro </text:span></text:p>
      <text:p text:style-name="P1"><text:a xlink:type="simple" xlink:href="https://meet.jit.si/pedro9000#config.disableAP=true&amp;config.disableAEC=true&amp;config.disableAGC=true" text:style-name="ListLabel_20_118" text:visited-style-name="ListLabel_20_118"><text:span text:style-name="T14">https://meet.jit.si/pedro9000#config.disableAP=true&amp;config.disableAEC=true&amp;config.disableAGC=true</text:span></text:a></text:p>
      <text:p text:style-name="P2"/>
      <text:p text:style-name="P1"><draw:rect text:anchor-type="as-char" style:rel-width="100%" draw:z-index="0" draw:style-name="gr1" draw:text-style-name="P21"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1" svg:width="0.0012in" svg:height="0.0213in"><text:p/></draw:rect></text:p>
      <text:p text:style-name="P1"><text:span text:style-name="T16">Post story suggestions </text:span><text:span text:style-name="T17">HAR</text:span><text:span text:style-name="T18">!</text:span></text:p>
      <text:p text:style-name="P1"/>
      <text:p text:style-name="P1">1.</text:p>
      <text:p text:style-name="P1">2.</text:p>
      <text:p text:style-name="P1">3.</text:p>
      <text:p text:style-name="P1"><text:soft-page-break/>4.</text:p>
      <text:p text:style-name="P1">5.</text:p>
      <text:p text:style-name="P1"><draw:rect text:anchor-type="as-char" style:rel-width="100%" draw:z-index="2" draw:style-name="gr1" draw:text-style-name="P21"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21" svg:width="0.0012in" svg:height="0.0213in"><text:p/></draw:rect></text:p>
      <text:p text:style-name="P1"><text:span text:style-name="T6">What we’re up to :</text:span></text:p>
      <text:p text:style-name="P1"><text:span text:style-name="T6">V - I’ve been practicing a fighting game for the first time in two decades. </text:span></text:p>
      <text:p text:style-name="P1"><text:span text:style-name="T6">J - I have a new webcam and am much clearer now, thanks to Venn! <text:s/>This was his original working Logitech C920 Pro, unlike the lemon I had been using.</text:span></text:p>
      <text:p text:style-name="P1"><text:span text:style-name="T6">P - </text:span></text:p>
      <text:p text:style-name="Standard"><draw:rect text:anchor-type="as-char" style:rel-width="100%" draw:z-index="4" draw:style-name="gr1" draw:text-style-name="P21" svg:width="0.0012in" svg:height="0.0213in"><text:p/></draw:rect></text:p>
      <text:p text:style-name="Standard">News</text:p>
      <text:p text:style-name="P4"/>
      <text:p text:style-name="P1"><text:span text:style-name="T8">VR Desktops</text:span></text:p>
      <text:p text:style-name="P1"><text:a xlink:type="simple" xlink:href="https://www.collabora.com/news-and-blog/news-and-events/moving-the-linux-desktop-to-another-reality.html" text:style-name="ListLabel_20_119" text:visited-style-name="ListLabel_20_119"><text:span text:style-name="T15">https://www.collabora.com/news-and-blog/news-and-events/moving-the-linux-desktop-to-another-reality.html</text:span></text:a></text:p>
      <text:list xml:id="list3563325331" text:style-name="WWNum10">
        <text:list-item>
          <text:p text:style-name="P5"><text:span text:style-name="T8">VR support comes to GNOME and KDE.</text:span></text:p>
        </text:list-item>
        <text:list-item>
          <text:p text:style-name="P5"><text:span text:style-name="T8">xrdesktop makes window managers aware of VR and is able to use VR runtimes to render desktop windows in 3D space, with the ability of manipulating them with VR controllers and generating mouse and keyboard input from VR.</text:span></text:p>
        </text:list-item>
        <text:list-item>
          <text:p text:style-name="P5"><text:span text:style-name="T8">Obligatory Minority Report reference. </text:span></text:p>
        </text:list-item>
        <text:list-item>
          <text:p text:style-name="P5"><text:span text:style-name="T8">Give me an 8K headset and the ability to run 10 or so virtual monitors and you have my interest. </text:span></text:p>
        </text:list-item>
        <text:list-item>
          <text:p text:style-name="P5"><text:soft-page-break/><text:span text:style-name="T8">You can skip the motion controllers.</text:span><text:span text:style-name="T4"> </text:span></text:p>
        </text:list-item>
        <text:list-item>
          <text:p text:style-name="P5"><text:span text:style-name="T4">Sponsored by Valve so it works well with their VR headsets, the HTC Vive and Valve Index.</text:span></text:p>
        </text:list-item>
        <text:list-item>
          <text:p text:style-name="P5"><text:span text:style-name="T4">Xrdesktop uses OpenVR overlays to display desktop windows over VR applications as well as using Vulkan for a full 3D desktop experience!</text:span></text:p>
        </text:list-item>
        <text:list-item>
          <text:p text:style-name="P5"><text:span text:style-name="T12">That could be very interesting!</text:span></text:p>
        </text:list-item>
        <text:list-item>
          <text:p text:style-name="P5"><text:span text:style-name="T12">I’ve had little to no interest in VR up to this point, but that could make me a bit more welcoming towards it.</text:span></text:p>
        </text:list-item>
      </text:list>
      <text:p text:style-name="Standard"/>
      <text:p text:style-name="Standard"><text:span text:style-name="T11">KDE 5.17</text:span></text:p>
      <text:p text:style-name="Standard"><text:a xlink:type="simple" xlink:href="https://pointieststick.com/2019/07/28/kde-usability-productivity-week-81/" text:style-name="ListLabel_20_119" text:visited-style-name="ListLabel_20_119"><text:span text:style-name="T15">https://pointieststick.com/2019/07/28/kde-usability-productivity-week-81/</text:span></text:a></text:p>
      <text:list xml:id="list1797001395" text:style-name="WWNum8">
        <text:list-item>
          <text:p text:style-name="P6"><text:span text:style-name="T12">Them’s some nice bits of quality of life stuff… that’ll come with KDE 5.17</text:span></text:p>
        </text:list-item>
        <text:list-item>
          <text:p text:style-name="P6"><text:span text:style-name="T12">There are some fixes for 5.16, but the one I noticed is that the alt+f2 launcher no longer switches things around just before you hit enter.</text:span></text:p>
        </text:list-item>
        <text:list-item>
          <text:p text:style-name="P6"><text:span text:style-name="T4">Widget positioning code has been rewritten, which will help in remembering Widget location on the desktop.</text:span></text:p>
        </text:list-item>
        <text:list-item>
          <text:p text:style-name="P6"><text:span text:style-name="T4">Widget resize handles and icons now increase in size when interacting with them on a touch screen.</text:span></text:p>
        </text:list-item>
        <text:list-item>
          <text:p text:style-name="P6"><text:span text:style-name="T4">Image slideshow wallpapers used to be random, but now you can set the sort order.</text:span></text:p>
        </text:list-item>
        <text:list-item>
          <text:p text:style-name="P6"><text:span text:style-name="T4">The Night Color feature has a new “Manual” mode and can be turned on and off at will.</text:span></text:p>
        </text:list-item>
      </text:list>
      <text:p text:style-name="Standard"/>
      <text:p text:style-name="Standard"><text:span text:style-name="T3">Jade desktop environment </text:span></text:p>
      <text:p text:style-name="Standard"><text:a xlink:type="simple" xlink:href="https://www.omgubuntu.co.uk/2019/07/meet-the-jade-desktop-environment-for-linux-a-shell-built-using-web-tech" text:style-name="ListLabel_20_119" text:visited-style-name="ListLabel_20_119"><text:span text:style-name="T15">https://www.omgubuntu.co.uk/2019/07/meet-the-jade-desktop-environment-for-linux-a-shell-built-using-web-tech</text:span></text:a></text:p>
      <text:list xml:id="list414214410" text:style-name="WWNum1">
        <text:list-item>
          <text:p text:style-name="P7"><text:span text:style-name="T4">Jade, or Just Another Desktop Environment is a Linux desktop shell made with web technologies, a mix of Webkit2, GTK, HTML, CSS, Javascript, and Python.</text:span></text:p>
        </text:list-item>
        <text:list-item>
          <text:p text:style-name="P7"><text:span text:style-name="T4">We talked about this innovative desktop April of last year and I was curious about its progress and ran the live USB of Manjaro WebDad which features the Jade shell to test it out.</text:span></text:p>
        </text:list-item>
        <text:list-item>
          <text:p text:style-name="P7"><text:span text:style-name="T4">Jade is very unique, elegant, very responsive, visually appealing and simple at the same time.</text:span></text:p>
          <text:list>
            <text:list-item>
              <text:p text:style-name="P18"><text:span text:style-name="T4">Has a dock at the bottom with a terminal launcher in the center.</text:span></text:p>
            </text:list-item>
            <text:list-item>
              <text:p text:style-name="P18"><text:soft-page-break/><text:span text:style-name="T4">Has a dashboard with shortcuts in the center of the desktop, with search, web browser, files, an area to take notes, settings etc.</text:span></text:p>
            </text:list-item>
            <text:list-item>
              <text:p text:style-name="P18"><text:span text:style-name="T4">The application bar at the top is in the form of an artistically red streaked curve.</text:span></text:p>
            </text:list-item>
            <text:list-item>
              <text:p text:style-name="P18"><text:span text:style-name="T4">You can zoom in and out on the desktop like you would a web page.</text:span></text:p>
            </text:list-item>
            <text:list-item>
              <text:p text:style-name="P18"><text:span text:style-name="T4">I love the voice notifications when you perform a search and launch apps in the background.</text:span></text:p>
            </text:list-item>
          </text:list>
        </text:list-item>
        <text:list-item>
          <text:p text:style-name="P7"><text:span text:style-name="T4">I love trying out new DEs, and will be installing Manjaro WebDad with Jade on one of my computers to live and play with it for a while.</text:span></text:p>
        </text:list-item>
      </text:list>
      <text:p text:style-name="Standard"/>
      <text:p text:style-name="Standard"><text:span text:style-name="T8">Manjaro Testing update</text:span></text:p>
      <text:p text:style-name="Standard"><text:a xlink:type="simple" xlink:href="https://forum.manjaro.org/t/testing-update-2019-07-29-kernels-xfce-4-14-pre3-haskell/96690" text:style-name="ListLabel_20_119" text:visited-style-name="ListLabel_20_119"><text:span text:style-name="T15">https://forum.manjaro.org/t/testing-update-2019-07-29-kernels-xfce-4-14-pre3-haskell/96690</text:span></text:a></text:p>
      <text:list xml:id="list1674876093" text:style-name="WWNum12">
        <text:list-item>
          <text:p text:style-name="P8"><text:span text:style-name="T8">Flatpaksnapappimage support is now preactivated. </text:span></text:p>
        </text:list-item>
        <text:list-item>
          <text:p text:style-name="P8"><text:span text:style-name="T8">So remember to disable all of that nonsense. </text:span></text:p>
        </text:list-item>
        <text:list-item>
          <text:p text:style-name="P8"><text:span text:style-name="T8">XFCE is now at 4.14-pre3</text:span></text:p>
        </text:list-item>
        <text:list-item>
          <text:p text:style-name="P8"><text:span text:style-name="T8">FreeOffice ships as default.</text:span></text:p>
        </text:list-item>
        <text:list-item>
          <text:p text:style-name="P8"><text:span text:style-name="T4">FreeOffice is closed source and Manjaro is included it as a way to earn revenue to support the distro. </text:span></text:p>
        </text:list-item>
      </text:list>
      <text:p text:style-name="Standard"/>
      <text:p text:style-name="Standard"><text:span text:style-name="T8">Open snitch EOL</text:span></text:p>
      <text:p text:style-name="Standard"><text:a xlink:type="simple" xlink:href="https://github.com/evilsocket/opensnitch/issues/259#issuecomment-498604956" text:style-name="ListLabel_20_119" text:visited-style-name="ListLabel_20_119"><text:span text:style-name="T15">https://github.com/evilsocket/opensnitch/issues/259#issuecomment-498604956</text:span></text:a></text:p>
      <text:list xml:id="list2320315136" text:style-name="WWNum4">
        <text:list-item>
          <text:p text:style-name="P9"><text:span text:style-name="T8">Might want to put that in the readme, Brad. </text:span></text:p>
        </text:list-item>
        <text:list-item>
          <text:p text:style-name="P9"><text:span text:style-name="T8">This can (and has) happen to one person projects. </text:span></text:p>
        </text:list-item>
        <text:list-item>
          <text:p text:style-name="P9"><text:span text:style-name="T8">Being open source allows someone else to stick a fork in it. </text:span></text:p>
        </text:list-item>
        <text:list-item>
          <text:p text:style-name="P9"><text:span text:style-name="T12">That right there is someone who burned the effe out!</text:span></text:p>
        </text:list-item>
        <text:list-item>
          <text:p text:style-name="P9"><text:span text:style-name="T12">Though the “don’t tell me what to do with my stuff” comment is bound to rub some people the wrong way.</text:span></text:p>
        </text:list-item>
      </text:list>
      <text:p text:style-name="Standard"><text:soft-page-break/></text:p>
      <text:p text:style-name="Standard"><text:span text:style-name="T11">Github blockade</text:span></text:p>
      <text:p text:style-name="Standard"><text:a xlink:type="simple" xlink:href="https://www.zdnet.com/article/github-starts-blocking-developers-in-countries-facing-us-trade-sanctions/" text:style-name="ListLabel_20_119" text:visited-style-name="ListLabel_20_119"><text:span text:style-name="T15">https://www.zdnet.com/article/github-starts-blocking-developers-in-countries-facing-us-trade-sanctions/</text:span></text:a></text:p>
      <text:list xml:id="list3590784155" text:style-name="WWNum7">
        <text:list-item>
          <text:p text:style-name="P10"><text:span text:style-name="T12">Ah, there’s the first big gotcha of Microsoft’s ownership.</text:span></text:p>
        </text:list-item>
        <text:list-item>
          <text:p text:style-name="P10"><text:span text:style-name="T12">It was taking a while and to be fair this isn’t necessarily Microsoft’s fault, however when you’re owned by the big boys you gotta play by their rules.</text:span></text:p>
        </text:list-item>
        <text:list-item>
          <text:p text:style-name="P10"><text:span text:style-name="T4">Hmmm . . . <text:s/>I wonder if the sanctions have been lifted for Anatoliy Kashkin GitHub account because of all the press? <text:s/>The links to his website on GitHub are working for me here, but maybe he just can’t access them on his end? <text:s/>That’s odd. <text:s/></text:span></text:p>
        </text:list-item>
      </text:list>
      <text:p text:style-name="Standard"/>
      <text:p text:style-name="Standard"><text:span text:style-name="T11">Mozilla Webthings</text:span></text:p>
      <text:p text:style-name="Standard"><text:a xlink:type="simple" xlink:href="https://venturebeat.com/2019/07/25/mozilla-debuts-webthings-gateway-open-source-router-firmware-for-turris-omnia/" text:style-name="ListLabel_20_119" text:visited-style-name="ListLabel_20_119"><text:span text:style-name="T15">https://venturebeat.com/2019/07/25/mozilla-debuts-webthings-gateway-open-source-router-firmware-for-turris-omnia/</text:span></text:a></text:p>
      <text:list xml:id="list3764337205" text:style-name="WWNum6">
        <text:list-item>
          <text:p text:style-name="P11"><text:span text:style-name="T12">Mozilla’s own spin of OpenWRT can now power the Turris Omnia routers.</text:span></text:p>
        </text:list-item>
        <text:list-item>
          <text:p text:style-name="P11"><text:span text:style-name="T12">There’s also a build for the RasPi 4.</text:span></text:p>
        </text:list-item>
        <text:list-item>
          <text:p text:style-name="P11"><text:span text:style-name="T4">Webthings Gateway is a web-based user interface to monitor and control smart home devices from your router or other gateway device.</text:span></text:p>
        </text:list-item>
        <text:list-item>
          <text:p text:style-name="P11"><text:span text:style-name="T4">This new version has the ability to use push notifications and triggers from your IoT devices to alert you about everything from motion detection from cameras to detecting smoke from your fire alarm. <text:s/></text:span></text:p>
        </text:list-item>
      </text:list>
      <text:p text:style-name="Standard"/>
      <text:p text:style-name="Standard"><text:span text:style-name="T3">Orphan Floppy</text:span></text:p>
      <text:p text:style-name="Standard"><text:a xlink:type="simple" xlink:href="https://hackaday.com/2019/07/26/retrotechtacular-the-floppy-disk-orphaned-by-linux/" text:style-name="ListLabel_20_119" text:visited-style-name="ListLabel_20_119"><text:span text:style-name="T15">https://hackaday.com/2019/07/26/retrotechtacular-the-floppy-disk-orphaned-by-linux/</text:span></text:a></text:p>
      <text:list xml:id="list1672562875" text:style-name="WWNum13">
        <text:list-item>
          <text:p text:style-name="P12"><text:span text:style-name="T4">Linux developer Denis Efremov can’t maintain the floppy driver in the Linux kernel anymore because he says it’s difficult to find working floppy hardware on which to test the software so Linus recently marked the floppy driver in Linux as “orphaned”.</text:span></text:p>
        </text:list-item>
        <text:list-item>
          <text:p text:style-name="P12"><text:span text:style-name="T4">Ahh, end of an era, and I still treasure my floppy disks, of which I have several hundred of . . .</text:span></text:p>
        </text:list-item>
        <text:list-item>
          <text:p text:style-name="P12"><text:span text:style-name="T4">But I can install a new version of Debian Linux on one of my early 90’s computers that has a SCSI Floppy Drive and it will still work!</text:span></text:p>
        </text:list-item>
        <text:list-item>
          <text:p text:style-name="P12"><text:span text:style-name="T12">External USB Floppy drives will still work and, if we’re being honest, that’s what people are using nowadays if they have to/want to play with floppies.</text:span></text:p>
        </text:list-item>
        <text:list-item>
          <text:p text:style-name="P12"><text:span text:style-name="T8">Floppies will still work, people. </text:span></text:p>
        </text:list-item>
        <text:list-item>
          <text:p text:style-name="P12"><text:soft-page-break/><text:span text:style-name="T8">That’s right, all seven of you can calm down. </text:span></text:p>
        </text:list-item>
        <text:list-item>
          <text:p text:style-name="P12"><text:span text:style-name="T8">The kernel tree has all sorts of unmaintained drivers.</text:span></text:p>
        </text:list-item>
      </text:list>
      <text:p text:style-name="Standard"/>
      <text:p text:style-name="Standard"><text:span text:style-name="T3">Blender 2.8! </text:span>(Mfoxdogg)</text:p>
      <text:p text:style-name="Standard"><text:a xlink:type="simple" xlink:href="https://www.blendernation.com/2019/07/30/blender-2-80-is-shipping/" text:style-name="ListLabel_20_119" text:visited-style-name="ListLabel_20_119"><text:span text:style-name="T15">https://www.blendernation.com/2019/07/30/blender-2-80-is-shipping/</text:span></text:a></text:p>
      <text:list xml:id="list3487090956" text:style-name="WWNum2">
        <text:list-item>
          <text:p text:style-name="P13"><text:span text:style-name="T4">After 4 long years, Blender 2.8 is now available!!!!</text:span></text:p>
        </text:list-item>
        <text:list-item>
          <text:p text:style-name="P13"><text:span text:style-name="T4">Two weeks ago we talked about the Blender 2.8 Release Candidate, and now the official release of Blender 2.8 is upon us.</text:span></text:p>
        </text:list-item>
        <text:list-item>
          <text:p text:style-name="P13"><text:span text:style-name="T4">Foxxy says </text:span>“after 4 years it better be good!”</text:p>
        </text:list-item>
        <text:list-item>
          <text:p text:style-name="P13"><text:span text:style-name="T4">It was timed perfectly with the start of the SIGGRAPH 2019 annual visual effects and animation convention.</text:span></text:p>
        </text:list-item>
      </text:list>
      <text:p text:style-name="Standard"/>
      <text:p text:style-name="Standard"><text:span text:style-name="T11">RTX Blender</text:span></text:p>
      <text:p text:style-name="Standard"><text:a xlink:type="simple" xlink:href="https://code.blender.org/2019/07/accelerating-cycles-using-nvidia-rtx/" text:style-name="ListLabel_20_119" text:visited-style-name="ListLabel_20_119"><text:span text:style-name="T15">https://code.blender.org/2019/07/accelerating-cycles-using-nvidia-rtx/</text:span></text:a></text:p>
      <text:list xml:id="list3951362927" text:style-name="WWNum11">
        <text:list-item>
          <text:p text:style-name="P14"><text:span text:style-name="T12">Might as well put those tenser and RTX cores to use since they won’t be doing much of anything until 2023, supposedly.</text:span></text:p>
        </text:list-item>
      </text:list>
      <text:p text:style-name="Standard"/>
      <text:p text:style-name="Standard"><text:span text:style-name="T3">Pinebook Pro is now available to purchase</text:span></text:p>
      <text:p text:style-name="Standard"><text:a xlink:type="simple" xlink:href="https://store.pine64.org/?product=14-pinebook-pro-linux-laptop" text:style-name="ListLabel_20_119" text:visited-style-name="ListLabel_20_119"><text:span text:style-name="T15">https://store.pine64.org/?product=14-pinebook-pro-linux-laptop</text:span></text:a></text:p>
      <text:list xml:id="list2458973843" text:style-name="WWNum3">
        <text:list-item>
          <text:p text:style-name="P15"><text:span text:style-name="T4">The highly anticipated 14″ Pinebook Pro Linux laptop we have been talking about is now available to purchase for just $199.99.</text:span></text:p>
        </text:list-item>
        <text:list-item>
          <text:p text:style-name="P15"><text:span text:style-name="T4">Pine64 is making no profit from selling the Pinebook Pro, but is being offered as a community service to the PINE64, Linux and BSD communities.</text:span></text:p>
        </text:list-item>
        <text:list-item>
          <text:p text:style-name="P15"><text:span text:style-name="T4">So if you don’t mind seeing a dead pixel or two, go ahead and order one, but if this bothers you, please don’t order one!</text:span></text:p>
        </text:list-item>
        <text:list-item>
          <text:p text:style-name="P15"><text:span text:style-name="T12">I most certainly want one, but I can’t justify $200 for something which will have a similar treatment to the old laptops I get off eBay.</text:span></text:p>
        </text:list-item>
        <text:list-item>
          <text:p text:style-name="P15"><text:span text:style-name="T8">The bright red NOTE that has not one, but </text:span><text:span text:style-name="T10">two</text:span><text:span text:style-name="T8"> mentions about dead pixels. </text:span></text:p>
        </text:list-item>
        <text:list-item>
          <text:p text:style-name="P15"><text:soft-page-break/><text:span text:style-name="T8">Just keep in mind it’s probably going to have a few. </text:span></text:p>
        </text:list-item>
      </text:list>
      <text:p text:style-name="Standard"/>
      <text:p text:style-name="Standard"><text:span text:style-name="T8">OBS-NDI Linux setup</text:span></text:p>
      <text:p text:style-name="Standard"><text:a xlink:type="simple" xlink:href="https://linuxgamecast.com/2019/07/obs-ndi-plugin-installation-comparison-linux/" text:style-name="ListLabel_20_119" text:visited-style-name="ListLabel_20_119"><text:span text:style-name="T15">https://linuxgamecast.com/2019/07/obs-ndi-plugin-installation-comparison-linux/</text:span></text:a></text:p>
      <text:list xml:id="list1037731569" text:style-name="WWNum9">
        <text:list-item>
          <text:p text:style-name="P16"><text:span text:style-name="T8">Video over ethernet, like a boss. </text:span></text:p>
        </text:list-item>
        <text:list-item>
          <text:p text:style-name="P16"><text:span text:style-name="T8">If you need to get multiple video inputs routed to OBS without the encoder expense &amp; hassle, this is for you. </text:span></text:p>
        </text:list-item>
        <text:list-item>
          <text:p text:style-name="P16"><text:span text:style-name="T8">Or, if you want to have a dedicated streaming rig. </text:span></text:p>
        </text:list-item>
        <text:list-item>
          <text:p text:style-name="P16"><text:span text:style-name="T8">I’m still saving for that UHDK x 4 Black Magic card but it's nice having this as a backup. </text:span></text:p>
        </text:list-item>
      </text:list>
      <text:p text:style-name="Standard"><draw:rect text:anchor-type="as-char" style:rel-width="100%" draw:z-index="5" draw:style-name="gr1" draw:text-style-name="P21" svg:width="0.0012in" svg:height="0.0213in"><text:p/></draw:rect></text:p>
      <text:p text:style-name="Standard">Plugs</text:p>
      <text:p text:style-name="Standard">Thanks to Mfoxdogg who gifted me Elite Dangerous to play on our game streams!</text:p>
      <text:p text:style-name="Standard"/>
      <text:p text:style-name="Standard"><draw:rect text:anchor-type="as-char" style:rel-width="100%" draw:z-index="6" draw:style-name="gr1" draw:text-style-name="P21" svg:width="0.0012in" svg:height="0.0213in"><text:p/></draw:rect></text:p>
      <text:p text:style-name="Standard">Slice of Pi</text:p>
      <text:p text:style-name="Standard"/>
      <text:p text:style-name="Standard">Overclocking Pi</text:p>
      <text:p text:style-name="Standard"><text:a xlink:type="simple" xlink:href="https://www.tomshardware.com/reviews/raspberry-pi-4-overclock-2-ghz,6254.html" text:style-name="ListLabel_20_119" text:visited-style-name="ListLabel_20_119"><text:span text:style-name="T15">https://www.tomshardware.com/reviews/raspberry-pi-4-overclock-2-ghz,6254.html</text:span></text:a></text:p>
      <text:list xml:id="list3253265794" text:style-name="WWNum5">
        <text:list-item>
          <text:p text:style-name="P17"><text:span text:style-name="T4">Make sure to buy the cute $20 ICE Tower CPU Cooling Fan we talked about a few weeks ago for your Pi 4 before overclocking :-D</text:span></text:p>
          <text:list>
            <text:list-item>
              <text:p text:style-name="P19"><text:a xlink:type="simple" xlink:href="https://www.cnx-software.com/2019/07/05/raspberry-pi-4-cooling-fan/" text:style-name="ListLabel_20_119" text:visited-style-name="ListLabel_20_119"><text:span text:style-name="T15">https://www.cnx-software.com/2019/07/05/raspberry-pi-4-cooling-fan/</text:span></text:a></text:p>
            </text:list-item>
          </text:list>
        </text:list-item>
      </text:list>
      <text:p text:style-name="Standard"><draw:rect text:anchor-type="as-char" style:rel-width="100%" draw:z-index="7" draw:style-name="gr1" draw:text-style-name="P21" svg:width="0.0012in" svg:height="0.0213in"><text:p/></draw:rect></text:p>
      <text:p text:style-name="Standard">Feedback</text:p>
      <text:p text:style-name="Standard"><text:soft-page-break/></text:p>
      <text:p text:style-name="Standard">Teleport ep179</text:p>
      <text:p text:style-name="Standard"><text:a xlink:type="simple" xlink:href="https://linuxgamecast.com/bradley/?FKhW3rq" text:style-name="ListLabel_20_119" text:visited-style-name="ListLabel_20_119"><text:span text:style-name="T15">https://linuxgamecast.com/bradley/?FKhW3rq</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9" style:display-name="ListLabel 119"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27" meta:word-count="1338" meta:character-count="8307" meta:non-whitespace-character-count="7119"/>
    <meta:generator>LibreOfficeDev/6.0.5.2$Linux_X86_64 LibreOffice_project/</meta:generator>
  </office:meta>
</office:document-meta>
</file>